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1000000B355FDF45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cm" svg:height="4cm" svg:x="0cm" svg:y="0cm">
          <draw:image xlink:href="Pictures/1000000000000281000000B355FDF45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ed Zarka</meta:initial-creator>
    <meta:creation-date>2013-10-19T10:14:56.639325632</meta:creation-date>
    <dc:date>2013-10-22T11:32:53.244982865</dc:date>
    <dc:creator>Mohamed Zarka</dc:creator>
    <meta:editing-duration>P0D</meta:editing-duration>
    <meta:editing-cycles>3</meta:editing-cycles>
    <meta:generator>LibreOffice/4.1.2.3$Linux_X86_64 LibreOffice_project/410m0$Build-3</meta:generator>
    <meta:document-statistic meta:object-count="1"/>
  </office:meta>
</office:document-meta>
</file>